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Variable...Field.Name" table:style-name="ce1">
            <text:p>Variable...Field.Name</text:p>
          </table:table-cell>
          <table:table-cell office:value-type="string" office:value="Form.Name" table:style-name="ce1">
            <text:p>Form.Name</text:p>
          </table:table-cell>
          <table:table-cell office:value-type="string" office:value="Field.Type" table:style-name="ce1">
            <text:p>Field.Type</text:p>
          </table:table-cell>
          <table:table-cell office:value-type="string" office:value="Choices..Calculations..OR.Slider.Labels" table:style-name="ce1">
            <text:p>Choices..Calculations..OR.Slider.Labels</text:p>
          </table:table-cell>
          <table:table-cell office:value-type="string" office:value="Field.Label" table:style-name="ce1">
            <text:p>Field.Label</text:p>
          </table:table-cell>
        </table:table-row>
        <table:table-row>
          <table:table-cell office:value-type="string" office:value="record_id" table:style-name="ce1">
            <text:p>record_id</text:p>
          </table:table-cell>
          <table:table-cell office:value-type="string" office:value="base" table:style-name="ce1">
            <text:p>base</text:p>
          </table:table-cell>
          <table:table-cell office:value-type="string" office:value="text" table:style-name="ce1">
            <text:p>text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base_date" table:style-name="ce1">
            <text:p>base_date</text:p>
          </table:table-cell>
          <table:table-cell office:value-type="string" office:value="base" table:style-name="ce1">
            <text:p>base</text:p>
          </table:table-cell>
          <table:table-cell office:value-type="string" office:value="text" table:style-name="ce1">
            <text:p>text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hypertension" table:style-name="ce1">
            <text:p>hypertension</text:p>
          </table:table-cell>
          <table:table-cell office:value-type="string" office:value="base" table:style-name="ce1">
            <text:p>base</text:p>
          </table:table-cell>
          <table:table-cell office:value-type="string" office:value="text" table:style-name="ce1">
            <text:p>text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diabetes" table:style-name="ce1">
            <text:p>diabetes</text:p>
          </table:table-cell>
          <table:table-cell office:value-type="string" office:value="base" table:style-name="ce1">
            <text:p>base</text:p>
          </table:table-cell>
          <table:table-cell office:value-type="string" office:value="text" table:style-name="ce1">
            <text:p>text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cohabitation" table:style-name="ce1">
            <text:p>cohabitation</text:p>
          </table:table-cell>
          <table:table-cell office:value-type="string" office:value="base" table:style-name="ce1">
            <text:p>base</text:p>
          </table:table-cell>
          <table:table-cell office:value-type="string" office:value="text" table:style-name="ce1">
            <text:p>text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mrs_assessed" table:style-name="ce1">
            <text:p>mrs_assessed</text:p>
          </table:table-cell>
          <table:table-cell office:value-type="string" office:value="mrs" table:style-name="ce1">
            <text:p>mrs</text:p>
          </table:table-cell>
          <table:table-cell office:value-type="string" office:value="text" table:style-name="ce1">
            <text:p>text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mrs_date" table:style-name="ce1">
            <text:p>mrs_date</text:p>
          </table:table-cell>
          <table:table-cell office:value-type="string" office:value="mrs" table:style-name="ce1">
            <text:p>mrs</text:p>
          </table:table-cell>
          <table:table-cell office:value-type="string" office:value="text" table:style-name="ce1">
            <text:p>text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mrs_score" table:style-name="ce1">
            <text:p>mrs_score</text:p>
          </table:table-cell>
          <table:table-cell office:value-type="string" office:value="mrs" table:style-name="ce1">
            <text:p>mrs</text:p>
          </table:table-cell>
          <table:table-cell office:value-type="string" office:value="text" table:style-name="ce1">
            <text:p>text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